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visible" draw:shadow-offset-x="0.1cm" draw:shadow-offset-y="0.1cm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visible" draw:shadow-offset-x="0.1cm" draw:shadow-offset-y="0.1cm" draw:shadow-opacity="50%"/>
    </style:style>
    <style:style style:name="P1" style:family="paragraph">
      <style:paragraph-properties fo:text-align="center"/>
      <style:text-properties style:font-name="LM Mono 10"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style:font-name="LM Mono 1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cm" svg:height="2.3cm" svg:x="1.9cm" svg:y="0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4cm" svg:height="2.3cm" svg:x="1.9cm" svg:y="3.6cm">
          <text:p text:style-name="P1"><text:span text:style-name="T1">simp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cm" svg:y1="2.6cm" svg:x2="5.1cm" svg:y2="3.6cm" draw:start-shape="id1" draw:start-glue-point="2" draw:end-shape="id2" draw:end-glue-point="0" svg:d="M5100 2600v1000" svg:viewBox="0 0 1 1001">
          <text:p/>
        </draw:connector>
        <draw:custom-shape draw:style-name="gr1" draw:text-style-name="P1" xml:id="id3" draw:id="id3" draw:layer="layout" svg:width="6.4cm" svg:height="2.3cm" svg:x="1.9cm" svg:y="7.1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cm" svg:y1="5.9cm" svg:x2="5.1cm" svg:y2="7.1cm" draw:start-shape="id2" draw:start-glue-point="2" draw:end-shape="id3" draw:end-glue-point="0" svg:d="M5100 5900v1200" svg:viewBox="0 0 1 1201">
          <text:p/>
        </draw:connector>
        <draw:custom-shape draw:style-name="gr3" draw:text-style-name="P2" xml:id="id4" draw:id="id4" draw:layer="layout" svg:width="4.2cm" svg:height="4.2cm" svg:x="3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" draw:text-style-name="P2" draw:layer="layout" svg:x1="1.9cm" svg:y1="8.25cm" svg:x2="3cm" svg:y2="12.5cm" draw:start-shape="id3" draw:start-glue-point="3" draw:end-shape="id4" draw:end-glue-point="6" svg:d="M1900 8250h-501v4250h1601" svg:viewBox="0 0 1602 4251">
          <text:p/>
        </draw:connector>
        <draw:connector draw:style-name="gr2" draw:text-style-name="P2" draw:layer="layout" svg:x1="8.3cm" svg:y1="8.25cm" svg:x2="7.2cm" svg:y2="12.5cm" draw:start-shape="id3" draw:start-glue-point="1" draw:end-shape="id4" draw:end-glue-point="10" svg:d="M8300 8250h601v4250h-1701" svg:viewBox="0 0 1702 4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rard Paretas</meta:initial-creator>
    <meta:creation-date>2014-09-17T11:20:14.458061619</meta:creation-date>
    <dc:date>2014-09-17T11:24:45.867335718</dc:date>
    <dc:creator>Gerard Paretas</dc:creator>
    <meta:editing-duration>P0D</meta:editing-duration>
    <meta:editing-cycles>1</meta:editing-cycles>
    <meta:document-statistic meta:object-count="8"/>
    <meta:generator>LibreOffice/4.2.6.3$Linux_X86_64 LibreOffice_project/420m0$Build-3</meta:generator>
  </office:meta>
</office:document-meta>
</file>